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fo:font-size="11pt" style:font-size-asian="11pt" style:font-size-complex="11pt"/>
    </style:style>
    <style:style style:name="P2" style:family="paragraph" style:parent-style-name="Heading_20_2">
      <style:text-properties fo:font-size="12pt" style:font-size-asian="12pt" style:font-size-complex="12pt"/>
    </style:style>
    <style:style style:name="P3" style:family="paragraph" style:parent-style-name="Text_20_body">
      <style:text-properties fo:font-size="11pt" style:font-size-asian="11pt" style:font-size-complex="11pt"/>
    </style:style>
    <style:style style:name="P4" style:family="paragraph" style:parent-style-name="Text_20_body">
      <style:text-properties fo:font-size="11pt" officeooo:rsid="001a06c9" officeooo:paragraph-rsid="001a06c9" style:font-size-asian="11pt" style:font-size-complex="11pt"/>
    </style:style>
    <style:style style:name="P5" style:family="paragraph" style:parent-style-name="Text_20_body">
      <style:text-properties officeooo:rsid="001a06c9" officeooo:paragraph-rsid="001a06c9"/>
    </style:style>
    <style:style style:name="T1" style:family="text">
      <style:text-properties fo:font-size="11pt" style:font-size-asian="11pt" style:font-size-complex="11pt"/>
    </style:style>
    <style:style style:name="T2" style:family="text">
      <style:text-properties fo:font-size="11pt" officeooo:rsid="001a06c9" style:font-size-asian="11pt" style:font-size-complex="11pt"/>
    </style:style>
    <style:style style:name="T3" style:family="text">
      <style:text-properties officeooo:rsid="001a06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chine Learning for Exoplanet Detection</text:h>
      <text:p text:style-name="P3">The focus of this Assignment was feature engineering, hence the emphasis will be put on it in this small summary.</text:p>
      <text:h text:style-name="P2" text:outline-level="2">Data Exploration and Preprocessing</text:h>
      <text:p text:style-name="P3">The dataset, consisting of 9,564 rows and 49 features, underwent a thorough exploration and preprocessing phase. Features were renamed for clarity, and missing values were addressed. Outliers were identified but retained, as they could potentially provide valuable insights.</text:p>
      <text:h text:style-name="P2" text:outline-level="2">Feature Engineering</text:h>
      <text:p text:style-name="Text_20_body"><text:span text:style-name="Strong_20_Emphasis"><text:span text:style-name="T1">Data Cleaning and Renaming:</text:span></text:span><text:span text:style-name="T1"> The dataset was loaded, columns were renamed for clarity, and irrelevant features with 100% missing values were dropped, focusing on essential elements for exoplanet classification.</text:span></text:p>
      <text:p text:style-name="Text_20_body"><text:span text:style-name="Strong_20_Emphasis"><text:span text:style-name="T1">Imputation Using K-nearest Neighbors (KNN):</text:span></text:span><text:span text:style-name="T1"> KNN imputation filled missing values based on the k-nearest neighbors' information, ensuring a comprehensive dataset for the classification task.</text:span></text:p>
      <text:p text:style-name="Text_20_body"><text:span text:style-name="Strong_20_Emphasis"><text:span text:style-name="T1">Correlation Analysis and Encoding:</text:span></text:span><text:span text:style-name="T1"> A correlation matrix guided the selection of relevant features, and disposition columns were numerically encoded for model understanding.</text:span></text:p>
      <text:p text:style-name="Text_20_body"><text:span text:style-name="Strong_20_Emphasis"><text:span text:style-name="T1">Transformation and Scaling:</text:span></text:span><text:span text:style-name="T1"> Selected columns underwent log and square root transformations to improve pattern capture, but it didn’t yield the best results, so </text:span><text:span text:style-name="T2">we</text:span><text:span text:style-name="T1"> decided to just use Min-Max scaling to standardize the data, preventing dominance by any single feature in the modeling process. These steps were vital for optimal dataset preparation.</text:span></text:p>
      <text:h text:style-name="P2" text:outline-level="2">Model Training and Evaluation</text:h>
      <text:p text:style-name="P3">The dataset was split into training and test sets. Two classification models, Naive Bayes and K-nearest neighbors (KNN), were employed. GridSearch Cross Validation was used to determine the optimal number of neighbors for KNN. Model performance was evaluated using accuracy, and classification reports were generated.</text:p>
      <text:h text:style-name="P2" text:outline-level="2">Results and Visualizations</text:h>
      <text:p text:style-name="P3">Naive Bayes achieved a <text:span text:style-name="T3">pretty decent</text:span> accuracy, while KNN was optimized through GridSearch, resulting in improved performance <text:span text:style-name="T3">overall</text:span>. Visualizations such as ROC curves, Precision-Recall curves, and a confusion matrix heatmap were employed to assess model performance comprehensively.</text:p>
      <text:h text:style-name="P2" text:outline-level="2">Conclusion</text:h>
      <text:p text:style-name="P4">On a conclusive note, from the point of view of learning outcomes, this greatly helped improve our exploratory skills in terms of new dataset domains, given its outlandish type of data. Moreover, it acted as a great exercise in solving feature engineering problems and exploring a varied tool set and methods to achieve this. For example, the choice of keeping outliers came from a researching this type of astronomical data. We read through an article which explained why outliers might actually be very relevant for the dataset (since we’re talking planets and stuff). We found that very convincing and decided to keep the outliers, which may have improved our model’s predictive ability.</text:p>
      <text:h text:style-name="Heading_20_1" text:outline-level="1"><text:soft-page-break/>Candidate Test 2022 Analysis</text:h>
      <text:h text:style-name="P1" text:outline-level="2">Data Cleaning and Renaming:</text:h>
      <text:p text:style-name="P3">The initial step involved loading data from six datasets related to candidate tests from DR and TV2 television networks. Columns were renamed for clarity, and irrelevant features with 100% missing values were dropped, focusing on essential elements for analysis.</text:p>
      <text:h text:style-name="P1" text:outline-level="2">Principal Component Analysis (PCA):</text:h>
      <text:p text:style-name="P3">PCA was applied to visualize the political landscape in two dimensions. The first two components explained 56% of the variance, providing a condensed representation of the dataset, <text:span text:style-name="T3">although it wasn’t fully satisfying.</text:span></text:p>
      <text:h text:style-name="P1" text:outline-level="2">Analysis of Crucial Questions:</text:h>
      <text:p text:style-name="P3">Analysis revealed questions 555, 543, 531, and 541 as crucial, influencing party affiliations the most. Boxplots were used to display the distribution of answers for these questions by party, <text:span text:style-name="T3">which gave an interesting insight into both inter-party and intra-party differences.</text:span></text:p>
      <text:h text:style-name="P1" text:outline-level="2">Age Distribution by Party:</text:h>
      <text:p text:style-name="P3">The age of candidates was analyzed, showing the average, median, minimum, and maximum age grouped by party.</text:p>
      <text:h text:style-name="P1" text:outline-level="2">Most "Confident" Candidates:</text:h>
      <text:p text:style-name="P3">Candidates with the highest proportion of "strongly agree" or "strongly disagree" responses were identified. Danish People's Party, Red-Green Alliance, and New Right members dominated this list.</text:p>
      <text:h text:style-name="P1" text:outline-level="2">Differences in Responses:</text:h>
      <text:p text:style-name="P3">Internal and inter-party differences were explored, emphasizing notable disagreements within far-right and far-left parties.</text:p>
      <text:h text:style-name="P1" text:outline-level="2">Party Affiliation Prediction:</text:h>
      <text:p text:style-name="P3">Classification models (Decision Tree, Random Forest, and Gradient Boosted Tree) were implemented to predict party affiliations. Cross-validation was used to find optimal parameters for Random Forest and Decision Tree models.</text:p>
      <text:h text:style-name="P1" text:outline-level="2">Clustering Analysis:</text:h>
      <text:p text:style-name="P3">K-Means, Hierarchical clustering, and DBSCAN were applied, suggesting 2 or 3 clusters as optimal for the political landscape.</text:p>
      <text:h text:style-name="P1" text:outline-level="2">Political Landscape Overview:</text:h>
      <text:p text:style-name="P3">PCA visualization with party colors revealed distinct clusters. Hierarchical clustering dendrogram highlighted relationships. DBSCAN identified clusters, providing insights into candidate alignments.</text:p>
      <text:h text:style-name="P1" text:outline-level="2"><text:soft-page-break/>Disagreements Analysis:</text:h>
      <text:p text:style-name="P3">Candidates within parties who disagreed the most and parties with the highest disagreements were determined, adding depth to the political landscape understanding.</text:p>
      <text:p text:style-name="P3">In conclusion, this analysis offers a comprehensive exploration of the Candidate Test 2022 datasets, providing valuable insights into political affiliations, candidate positions, and party dynamics.</text:p>
      <text:h text:style-name="P2" text:outline-level="2">Conclusion</text:h>
      <text:p text:style-name="P5">This assignment provided us with the incentive to apply our recently gained knowledge in PCA and clustering to a scenario which greatly fits this purpose. Politics in a given country provide a very interesting base for data analysis and this played an important role in showing us how to properly apply all these techniques from the course in the context of ideological spli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2:34:24.327395805</meta:creation-date>
    <dc:date>2023-11-19T21:14:51.571157751</dc:date>
    <meta:editing-duration>P1DT8H40M27S</meta:editing-duration>
    <meta:editing-cycles>2</meta:editing-cycles>
    <meta:generator>LibreOffice/7.5.8.2$Linux_X86_64 LibreOffice_project/50$Build-2</meta:generator>
    <meta:document-statistic meta:table-count="0" meta:image-count="0" meta:object-count="0" meta:page-count="3" meta:paragraph-count="39" meta:word-count="782" meta:character-count="5528" meta:non-whitespace-character-count="4785"/>
  </office:meta>
</office:document-meta>
</file>